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italic">Capabilité</mi>
      <mo stretchy="false">=</mo>
      <mfrac>
        <mi>R</mi>
        <mrow>
          <mn>6.</mn>
          <msub>
            <mi mathvariant="normal">σ</mi>
            <mi mathvariant="italic">POP</mi>
          </msub>
        </mrow>
      </mfrac>
    </mrow>
    <annotation encoding="StarMath 5.0">Capabilité = {R over {6. %sigma_{POP}}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dc:date>2015-01-20T15:29:05.184000000</dc:date>
    <meta:editing-duration>PT19M42S</meta:editing-duration>
    <meta:editing-cycles>3</meta:editing-cycles>
  </office:meta>
</office:document-meta>
</file>